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70000004BF1B020FABAE2D3DE.png" manifest:media-type="image/png"/>
  <manifest:file-entry manifest:full-path="Pictures/100000000000001B0000001E9AF87949BDADFBFF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15cm" table:align="margins" style:writing-mode="lr-tb"/>
    </style:style>
    <style:style style:name="Tabla1.A" style:family="table-column">
      <style:table-column-properties style:column-width="7.5cm" style:rel-column-width="32767*"/>
    </style:style>
    <style:style style:name="Tabla1.B" style:family="table-column">
      <style:table-column-properties style:column-width="7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note">
      <style:text-properties style:font-name="Verdana" officeooo:paragraph-rsid="001c47c7"/>
    </style:style>
    <style:style style:name="P2" style:family="paragraph" style:parent-style-name="Header">
      <style:paragraph-properties fo:text-align="justify" style:justify-single-word="false">
        <style:tab-stops>
          <style:tab-stop style:position="1cm"/>
          <style:tab-stop style:position="15cm" style:type="right"/>
        </style:tab-stops>
      </style:paragraph-properties>
    </style:style>
    <style:style style:name="P3" style:family="paragraph" style:parent-style-name="Header">
      <style:paragraph-properties fo:text-align="justify" style:justify-single-word="false"/>
      <style:text-properties style:font-name="Arial" fo:font-size="10pt" fo:font-weight="bold" style:font-size-asian="10pt" style:font-weight-asian="bold"/>
    </style:style>
    <style:style style:name="P4" style:family="paragraph" style:parent-style-name="Standard">
      <style:paragraph-properties fo:margin-left="-1.249cm" fo:margin-right="0cm" fo:margin-top="0cm" fo:margin-bottom="0.212cm" style:contextual-spacing="false" fo:text-align="justify" style:justify-single-word="false" fo:text-indent="0cm" style:auto-text-indent="false"/>
      <style:text-properties style:font-name="Comic Sans MS" fo:font-size="10.5pt" fo:language="ca" fo:country="ES" officeooo:rsid="00239ae0" officeooo:paragraph-rsid="00239ae0" style:font-size-asian="10.5pt" style:language-asian="zh" style:country-asian="CN" style:font-size-complex="10.5pt" style:language-complex="ar" style:country-complex="SA"/>
    </style:style>
    <style:style style:name="P5" style:family="paragraph" style:parent-style-name="Standard">
      <loext:graphic-properties draw:fill="solid" draw:fill-color="#cccccc" draw:opacity="100%"/>
      <style:paragraph-properties fo:margin-left="-1.249cm" fo:margin-right="0cm" fo:text-align="justify" style:justify-single-word="false" fo:text-indent="0cm" style:auto-text-indent="false" fo:background-color="#cccccc"/>
      <style:text-properties style:font-name="Comic Sans MS" fo:font-size="11pt" fo:font-weight="bold" officeooo:rsid="0005bb82" officeooo:paragraph-rsid="0024f709" style:font-size-asian="11pt" style:font-weight-asian="bold" style:font-name-complex="Arial" style:font-size-complex="11pt"/>
    </style:style>
    <style:style style:name="P6" style:family="paragraph" style:parent-style-name="Preformatted_20_Text">
      <style:paragraph-properties fo:text-align="justify" style:justify-single-word="false"/>
      <style:text-properties style:font-name="Comic Sans MS" fo:font-size="10pt" fo:language="ca" fo:country="ES" officeooo:rsid="0005bb82" officeooo:paragraph-rsid="0052f3cd" style:font-size-asian="10pt" style:language-asian="zh" style:country-asian="CN" style:font-size-complex="10pt" style:language-complex="ar" style:country-complex="SA"/>
    </style:style>
    <style:style style:name="P7" style:family="paragraph" style:parent-style-name="Standard">
      <style:paragraph-properties fo:margin-left="-1.249cm" fo:margin-right="0cm" fo:margin-top="0cm" fo:margin-bottom="0.212cm" style:contextual-spacing="false" fo:text-align="justify" style:justify-single-word="false" fo:text-indent="0cm" style:auto-text-indent="false"/>
      <style:text-properties style:font-name="Ubuntu" fo:font-size="11pt" officeooo:paragraph-rsid="0024f709" style:font-size-asian="11pt" style:font-size-complex="11pt"/>
    </style:style>
    <style:style style:name="P8" style:family="paragraph" style:parent-style-name="Text_20_body">
      <style:paragraph-properties fo:text-align="justify" style:justify-single-word="false"/>
      <style:text-properties style:font-name="Ubuntu" fo:font-size="11pt" officeooo:paragraph-rsid="00300e5c" style:font-size-asian="11pt" style:font-size-complex="11pt"/>
    </style:style>
    <style:style style:name="P9" style:family="paragraph" style:parent-style-name="aCosDeText">
      <style:paragraph-properties fo:text-align="justify" style:justify-single-word="false"/>
      <style:text-properties style:font-name="Ubuntu" fo:font-size="11pt" officeooo:paragraph-rsid="00300e5c" style:font-size-asian="11pt" style:font-size-complex="11pt"/>
    </style:style>
    <style:style style:name="P10" style:family="paragraph" style:parent-style-name="Text_20_body">
      <style:paragraph-properties fo:text-align="justify" style:justify-single-word="false"/>
      <style:text-properties style:font-name="Ubuntu" fo:font-size="11pt" officeooo:paragraph-rsid="0058e7c8" style:font-size-asian="11pt" style:font-size-complex="11pt"/>
    </style:style>
    <style:style style:name="P11" style:family="paragraph" style:parent-style-name="Text_20_body">
      <style:paragraph-properties fo:text-align="justify" style:justify-single-word="false"/>
      <style:text-properties style:font-name="Ubuntu" fo:font-size="11pt" officeooo:rsid="004cce75" officeooo:paragraph-rsid="004e7ce1" style:font-size-asian="11pt" style:font-size-complex="11pt"/>
    </style:style>
    <style:style style:name="P12" style:family="paragraph" style:parent-style-name="aCosDeText">
      <style:paragraph-properties fo:margin-left="-1.249cm" fo:margin-right="0cm" fo:text-align="justify" style:justify-single-word="false" fo:text-indent="0cm" style:auto-text-indent="false"/>
      <style:text-properties style:font-name="Ubuntu" fo:font-size="11pt" officeooo:paragraph-rsid="00300e5c" fo:background-color="#ffff00" style:font-size-asian="11pt" style:font-size-complex="11pt"/>
    </style:style>
    <style:style style:name="P13" style:family="paragraph" style:parent-style-name="Standard">
      <style:text-properties fo:language="es" fo:country="ES"/>
    </style:style>
    <style:style style:name="P14" style:family="paragraph" style:parent-style-name="Standard">
      <style:paragraph-properties fo:margin-top="0cm" fo:margin-bottom="0.212cm" style:contextual-spacing="false"/>
    </style:style>
    <style:style style:name="P15" style:family="paragraph" style:parent-style-name="Table_20_Contents">
      <style:text-properties style:use-window-font-color="true" loext:opacity="0%" style:font-name="Times New Roman" fo:font-size="12pt" fo:language="ca" fo:country="ES" fo:font-style="italic" officeooo:rsid="004e7ce1" officeooo:paragraph-rsid="004e7ce1" style:font-name-asian="Times New Roman" style:font-size-asian="12pt" style:language-asian="zh" style:country-asian="CN" style:font-style-asian="italic" style:font-name-complex="Times New Roman" style:font-size-complex="12pt" style:language-complex="ar" style:country-complex="SA" style:font-style-complex="italic"/>
    </style:style>
    <style:style style:name="P16" style:family="paragraph" style:parent-style-name="Table_20_Contents">
      <style:text-properties style:use-window-font-color="true" loext:opacity="0%" style:font-name="Times New Roman" fo:font-size="12pt" fo:language="ca" fo:country="ES" fo:font-style="italic" officeooo:rsid="004f5013" officeooo:paragraph-rsid="004f5013" style:font-name-asian="Times New Roman" style:font-size-asian="12pt" style:language-asian="zh" style:country-asian="CN" style:font-style-asian="italic" style:font-name-complex="Times New Roman" style:font-size-complex="12pt" style:language-complex="ar" style:country-complex="SA" style:font-style-complex="italic"/>
    </style:style>
    <style:style style:name="P17" style:family="paragraph" style:parent-style-name="Table_20_Contents">
      <style:text-properties fo:font-style="italic" officeooo:rsid="004e7ce1" officeooo:paragraph-rsid="004e7ce1" style:font-style-asian="italic" style:font-style-complex="italic"/>
    </style:style>
    <style:style style:name="P18" style:family="paragraph" style:parent-style-name="Table_20_Contents">
      <style:text-properties fo:font-style="italic" officeooo:rsid="004f5013" officeooo:paragraph-rsid="004f5013" style:font-style-asian="italic" style:font-style-complex="italic"/>
    </style:style>
    <style:style style:name="P19" style:family="paragraph" style:parent-style-name="Table_20_Contents">
      <style:text-properties fo:font-style="normal" fo:font-weight="bold" officeooo:rsid="004e7ce1" officeooo:paragraph-rsid="004e7ce1" style:font-style-asian="normal" style:font-weight-asian="bold" style:font-style-complex="normal" style:font-weight-complex="bold"/>
    </style:style>
    <style:style style:name="P20" style:family="paragraph" style:parent-style-name="Header" style:master-page-name="Standard">
      <style:paragraph-properties fo:text-align="justify" style:justify-single-word="false" style:page-number="auto">
        <style:tab-stops>
          <style:tab-stop style:position="1cm"/>
          <style:tab-stop style:position="15cm" style:type="right"/>
        </style:tab-stops>
      </style:paragraph-properties>
    </style:style>
    <style:style style:name="P21" style:family="paragraph" style:parent-style-name="Preformatted_20_Text" style:list-style-name="L1">
      <style:paragraph-properties fo:text-align="justify" style:justify-single-word="false"/>
      <style:text-properties fo:color="#000000" loext:opacity="100%" style:font-name="Ubuntu" fo:font-size="11pt" fo:font-style="normal" fo:font-weight="bold" officeooo:rsid="005343ed" officeooo:paragraph-rsid="005343ed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Preformatted_20_Text" style:list-style-name="L1">
      <style:paragraph-properties fo:text-align="justify" style:justify-single-word="false"/>
      <style:text-properties fo:color="#000000" loext:opacity="100%" style:font-name="Ubuntu" fo:font-size="11pt" fo:font-style="normal" officeooo:rsid="00558aa6" officeooo:paragraph-rsid="00558aa6" style:font-size-asian="11pt" style:font-style-asian="normal" style:font-size-complex="11pt" style:font-style-complex="normal"/>
    </style:style>
    <style:style style:name="P23" style:family="paragraph" style:parent-style-name="Preformatted_20_Text" style:list-style-name="L1">
      <style:paragraph-properties fo:text-align="justify" style:justify-single-word="false"/>
      <style:text-properties fo:color="#000080" loext:opacity="100%" style:font-name="Ubuntu" fo:font-size="11pt" fo:language="ca" fo:country="ES" fo:font-style="italic" officeooo:rsid="004a0b8e" officeooo:paragraph-rsid="005343ed" style:font-size-asian="11pt" style:font-style-asian="italic" style:font-size-complex="11pt" style:font-style-complex="italic"/>
    </style:style>
    <style:style style:name="P24" style:family="paragraph" style:parent-style-name="Preformatted_20_Text">
      <style:paragraph-properties fo:text-align="justify" style:justify-single-word="false"/>
      <style:text-properties fo:color="#000080" loext:opacity="100%" style:font-name="Ubuntu" fo:font-size="11pt" fo:language="ca" fo:country="ES" fo:font-style="italic" officeooo:rsid="004a0b8e" officeooo:paragraph-rsid="005343ed" style:font-size-asian="11pt" style:font-style-asian="italic" style:font-size-complex="11pt" style:font-style-complex="italic"/>
    </style:style>
    <style:style style:name="P25" style:family="paragraph" style:parent-style-name="Text_20_body" style:list-style-name="L1">
      <style:paragraph-properties fo:text-align="justify" style:justify-single-word="false"/>
      <style:text-properties style:font-name="Ubuntu" fo:font-size="11pt" officeooo:paragraph-rsid="0058e7c8" style:font-size-asian="11pt" style:font-size-complex="11pt"/>
    </style:style>
    <style:style style:name="P26" style:family="paragraph" style:parent-style-name="Text_20_body" style:list-style-name="L1">
      <style:paragraph-properties fo:text-align="justify" style:justify-single-word="false"/>
      <style:text-properties style:font-name="Ubuntu" fo:font-size="11pt" officeooo:paragraph-rsid="004e7ce1" style:font-size-asian="11pt" style:font-size-complex="11pt"/>
    </style:style>
    <style:style style:name="P27" style:family="paragraph" style:parent-style-name="Text_20_body" style:list-style-name="L1">
      <style:paragraph-properties fo:text-align="justify" style:justify-single-word="false"/>
      <style:text-properties style:font-name="Ubuntu" fo:font-size="11pt" officeooo:paragraph-rsid="0052f3cd" style:font-size-asian="11pt" style:font-size-complex="11pt"/>
    </style:style>
    <style:style style:name="P28" style:family="paragraph" style:parent-style-name="Text_20_body" style:list-style-name="L1">
      <style:paragraph-properties fo:text-align="justify" style:justify-single-word="false"/>
      <style:text-properties style:font-name="Ubuntu" fo:font-size="11pt" officeooo:paragraph-rsid="00738ead" style:font-size-asian="11pt" style:font-size-complex="11pt"/>
    </style:style>
    <style:style style:name="P29" style:family="paragraph" style:parent-style-name="Text_20_body" style:list-style-name="L2">
      <style:paragraph-properties fo:text-align="justify" style:justify-single-word="false"/>
      <style:text-properties style:font-name="Ubuntu" fo:font-size="11pt" officeooo:paragraph-rsid="00300e5c" style:font-size-asian="11pt" style:font-size-complex="11pt"/>
    </style:style>
    <style:style style:name="P30" style:family="paragraph" style:parent-style-name="Text_20_body" style:list-style-name="L1">
      <style:paragraph-properties fo:text-align="justify" style:justify-single-word="false"/>
      <style:text-properties style:font-name="Ubuntu" fo:font-size="11pt" officeooo:rsid="004cce75" officeooo:paragraph-rsid="004e7ce1" style:font-size-asian="11pt" style:font-size-complex="11pt"/>
    </style:style>
    <style:style style:name="P31" style:family="paragraph" style:parent-style-name="Text_20_body" style:list-style-name="L2">
      <style:paragraph-properties fo:text-align="justify" style:justify-single-word="false"/>
      <style:text-properties style:font-name="Ubuntu" fo:font-size="11pt" fo:language="ca" fo:country="ES" style:text-underline-style="none" fo:font-weight="normal" officeooo:rsid="001deae2" officeooo:paragraph-rsid="00300e5c" style:font-size-asian="11pt" style:font-weight-asian="normal" style:font-size-complex="11pt" style:font-weight-complex="normal"/>
    </style:style>
    <style:style style:name="P32" style:family="paragraph" style:parent-style-name="Text_20_body" style:list-style-name="L2">
      <style:paragraph-properties fo:text-align="justify" style:justify-single-word="false"/>
      <style:text-properties style:font-name="Ubuntu" fo:font-size="11pt" fo:language="ca" fo:country="ES" style:text-underline-style="none" fo:font-weight="normal" officeooo:rsid="0021830b" officeooo:paragraph-rsid="00300e5c" style:font-size-asian="11pt" style:font-weight-asian="normal" style:font-size-complex="11pt" style:font-weight-complex="normal"/>
    </style:style>
    <style:style style:name="P33" style:family="paragraph" style:parent-style-name="Text_20_body" style:list-style-name="L1">
      <style:paragraph-properties fo:text-align="justify" style:justify-single-word="false"/>
      <style:text-properties style:font-name="Ubuntu" fo:font-size="11pt" fo:language="ca" fo:country="ES" officeooo:paragraph-rsid="0058e7c8" style:font-size-asian="11pt" style:font-size-complex="11pt"/>
    </style:style>
    <style:style style:name="P34" style:family="paragraph" style:parent-style-name="Text_20_body" style:list-style-name="L1">
      <style:paragraph-properties fo:text-align="justify" style:justify-single-word="false"/>
      <style:text-properties style:font-name="Ubuntu" fo:font-size="11pt" fo:language="ca" fo:country="ES" officeooo:rsid="004cce75" officeooo:paragraph-rsid="0058e7c8" style:font-size-asian="11pt" style:font-size-complex="11pt"/>
    </style:style>
    <style:style style:name="P35" style:family="paragraph" style:parent-style-name="Text_20_body" style:list-style-name="L2">
      <style:paragraph-properties fo:text-align="justify" style:justify-single-word="false"/>
      <style:text-properties style:font-name="Ubuntu" fo:font-size="11pt" style:text-underline-style="none" fo:font-weight="normal" officeooo:rsid="001deae2" officeooo:paragraph-rsid="00300e5c" style:font-size-asian="11pt" style:font-weight-asian="normal" style:font-size-complex="11pt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style:font-name="Ubuntu" fo:font-size="11pt" style:text-underline-style="none" fo:font-weight="normal" officeooo:rsid="004e7ce1" officeooo:paragraph-rsid="00300e5c" style:font-size-asian="11pt" style:font-weight-asian="normal" style:font-size-complex="11pt" style:font-weight-complex="normal"/>
    </style:style>
    <style:style style:name="P37" style:family="paragraph" style:parent-style-name="Text_20_body">
      <style:paragraph-properties fo:text-align="justify" style:justify-single-word="false"/>
      <style:text-properties fo:color="#000080" loext:opacity="100%" style:font-name="Ubuntu" fo:font-size="11pt" fo:language="ca" fo:country="ES" fo:font-style="italic" officeooo:rsid="004a0b8e" officeooo:paragraph-rsid="004e7ce1" style:font-size-asian="11pt" style:font-style-asian="italic" style:font-size-complex="11pt" style:font-style-complex="italic"/>
    </style:style>
    <style:style style:name="P38" style:family="paragraph" style:parent-style-name="Text_20_body">
      <style:paragraph-properties fo:text-align="justify" style:justify-single-word="false"/>
      <style:text-properties fo:color="#000080" loext:opacity="100%" style:font-name="Ubuntu" fo:font-size="11pt" fo:language="ca" fo:country="ES" fo:font-style="italic" officeooo:rsid="004a0b8e" officeooo:paragraph-rsid="0058e7c8" style:font-size-asian="11pt" style:font-style-asian="italic" style:font-size-complex="11pt" style:font-style-complex="italic"/>
    </style:style>
    <style:style style:name="P39" style:family="paragraph" style:parent-style-name="Text_20_body">
      <style:paragraph-properties fo:text-align="justify" style:justify-single-word="false"/>
      <style:text-properties fo:color="#000080" loext:opacity="100%" style:font-name="Ubuntu" fo:font-size="11pt" fo:language="ca" fo:country="ES" fo:font-style="italic" officeooo:rsid="004a0b8e" officeooo:paragraph-rsid="004a0b8e" style:font-size-asian="11pt" style:font-style-asian="italic" style:font-size-complex="11pt" style:font-style-complex="italic"/>
    </style:style>
    <style:style style:name="P40" style:family="paragraph" style:parent-style-name="Text_20_body" style:list-style-name="L1">
      <style:paragraph-properties fo:text-align="justify" style:justify-single-word="false"/>
      <style:text-properties fo:color="#000080" loext:opacity="100%" style:font-name="Ubuntu" fo:font-size="11pt" fo:language="ca" fo:country="ES" fo:font-style="italic" officeooo:rsid="004a0b8e" officeooo:paragraph-rsid="0058e7c8" style:font-size-asian="11pt" style:font-style-asian="italic" style:font-size-complex="11pt" style:font-style-complex="italic"/>
    </style:style>
    <style:style style:name="P41" style:family="paragraph" style:parent-style-name="Text_20_body" style:list-style-name="L1">
      <style:paragraph-properties fo:text-align="justify" style:justify-single-word="false"/>
      <style:text-properties fo:color="#000000" loext:opacity="100%" style:font-name="Ubuntu" fo:font-size="11pt" fo:language="ca" fo:country="ES" fo:font-style="normal" officeooo:rsid="004a0b8e" officeooo:paragraph-rsid="004e7ce1" style:font-size-asian="11pt" style:font-style-asian="normal" style:font-size-complex="11pt" style:font-style-complex="normal"/>
    </style:style>
    <style:style style:name="P42" style:family="paragraph" style:parent-style-name="Text_20_body" style:list-style-name="L1">
      <style:paragraph-properties fo:text-align="justify" style:justify-single-word="false"/>
      <style:text-properties fo:color="#000000" loext:opacity="100%" style:font-name="Ubuntu" fo:font-size="11pt" fo:language="ca" fo:country="ES" fo:font-style="normal" officeooo:rsid="004a0b8e" officeooo:paragraph-rsid="0058e7c8" style:font-size-asian="11pt" style:font-style-asian="normal" style:font-size-complex="11pt" style:font-style-complex="normal"/>
    </style:style>
    <style:style style:name="P43" style:family="paragraph" style:parent-style-name="Text_20_body" style:list-style-name="L1">
      <style:paragraph-properties fo:text-align="justify" style:justify-single-word="false"/>
      <style:text-properties fo:color="#000000" loext:opacity="100%" style:font-name="Ubuntu" fo:font-size="11pt" fo:language="ca" fo:country="ES" fo:font-style="normal" officeooo:rsid="004a0b8e" officeooo:paragraph-rsid="00738ead" style:font-size-asian="11pt" style:font-style-asian="normal" style:font-size-complex="11pt" style:font-style-complex="normal"/>
    </style:style>
    <style:style style:name="P44" style:family="paragraph" style:parent-style-name="Text_20_body">
      <style:paragraph-properties fo:text-align="justify" style:justify-single-word="false"/>
      <style:text-properties fo:color="#000000" loext:opacity="100%" style:font-name="Ubuntu" fo:font-size="11pt" fo:language="ca" fo:country="ES" fo:font-style="normal" officeooo:rsid="004a0b8e" officeooo:paragraph-rsid="004e7ce1" style:font-size-asian="11pt" style:font-style-asian="normal" style:font-size-complex="11pt" style:font-style-complex="normal"/>
    </style:style>
    <style:style style:name="P45" style:family="paragraph" style:parent-style-name="Text_20_body" style:list-style-name="L1">
      <style:paragraph-properties fo:text-align="justify" style:justify-single-word="false"/>
      <style:text-properties fo:color="#000000" loext:opacity="100%" style:font-name="Ubuntu" fo:font-size="11pt" fo:font-style="normal" officeooo:paragraph-rsid="0052f3cd" style:font-size-asian="11pt" style:font-style-asian="normal" style:font-size-complex="11pt" style:font-style-complex="normal"/>
    </style:style>
    <style:style style:name="P46" style:family="paragraph" style:parent-style-name="Text_20_body" style:list-style-name="L1">
      <style:paragraph-properties fo:text-align="justify" style:justify-single-word="false"/>
      <style:text-properties fo:color="#000000" loext:opacity="100%" style:font-name="Ubuntu" fo:font-size="11pt" fo:font-style="normal" officeooo:rsid="005343ed" officeooo:paragraph-rsid="0057c867" style:font-size-asian="11pt" style:font-style-asian="normal" style:font-size-complex="11pt" style:font-style-complex="normal"/>
    </style:style>
    <style:style style:name="P47" style:family="paragraph" style:parent-style-name="Text_20_body" style:list-style-name="L1">
      <style:paragraph-properties fo:text-align="justify" style:justify-single-word="false"/>
      <style:text-properties fo:color="#000000" loext:opacity="100%" style:font-name="Ubuntu" fo:font-size="11pt" fo:font-style="normal" officeooo:rsid="00558aa6" officeooo:paragraph-rsid="00558aa6" style:font-size-asian="11pt" style:font-style-asian="normal" style:font-size-complex="11pt" style:font-style-complex="normal"/>
    </style:style>
    <style:style style:name="P48" style:family="paragraph" style:parent-style-name="Text_20_body" style:list-style-name="L1">
      <style:paragraph-properties fo:text-align="justify" style:justify-single-word="false"/>
      <style:text-properties fo:color="#000000" loext:opacity="100%" fo:font-style="normal" officeooo:paragraph-rsid="0058e7c8" style:font-style-asian="normal" style:font-style-complex="normal"/>
    </style:style>
    <style:style style:name="P49" style:family="paragraph" style:parent-style-name="Text_20_body" style:list-style-name="L1">
      <style:paragraph-properties fo:text-align="justify" style:justify-single-word="false"/>
      <style:text-properties fo:color="#000000" loext:opacity="100%" fo:font-style="normal" officeooo:paragraph-rsid="00738ead" style:font-style-asian="normal" style:font-style-complex="normal"/>
    </style:style>
    <style:style style:name="P50" style:family="paragraph" style:parent-style-name="Text_20_body" style:list-style-name="L1">
      <style:paragraph-properties fo:text-align="justify" style:justify-single-word="false"/>
      <style:text-properties officeooo:paragraph-rsid="0058e7c8"/>
    </style:style>
    <style:style style:name="P51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Arial" fo:font-size="10pt" style:font-size-asian="10pt"/>
    </style:style>
    <style:style style:name="T2" style:family="text">
      <style:text-properties style:font-name="Arial" fo:font-size="10pt" fo:font-weight="bold" officeooo:rsid="0013a10f" style:font-size-asian="10pt" style:font-weight-asian="bold" style:font-name-complex="Arial" style:font-size-complex="10pt" style:font-weight-complex="bold"/>
    </style:style>
    <style:style style:name="T3" style:family="text">
      <style:text-properties style:font-name="Arial" fo:font-size="10pt" fo:font-weight="bold" officeooo:rsid="0013a10f" style:font-size-asian="10pt" style:font-weight-asian="bold"/>
    </style:style>
    <style:style style:name="T4" style:family="text">
      <style:text-properties style:font-name="Arial" fo:font-size="10pt" fo:font-weight="bold" officeooo:rsid="001c47c7" style:font-size-asian="10pt" style:font-weight-asian="bold"/>
    </style:style>
    <style:style style:name="T5" style:family="text">
      <style:text-properties style:font-name="Arial" fo:font-size="10pt" fo:font-weight="bold" officeooo:rsid="002d726c" style:font-size-asian="10pt" style:font-weight-asian="bold"/>
    </style:style>
    <style:style style:name="T6" style:family="text">
      <style:text-properties officeooo:rsid="002d726c"/>
    </style:style>
    <style:style style:name="T7" style:family="text">
      <style:text-properties fo:color="#000080" loext:opacity="100%" fo:language="ca" fo:country="ES"/>
    </style:style>
    <style:style style:name="T8" style:family="text">
      <style:text-properties fo:color="#000080" loext:opacity="100%" fo:language="ca" fo:country="ES" fo:font-style="italic" style:font-style-asian="italic" style:font-style-complex="italic"/>
    </style:style>
    <style:style style:name="T9" style:family="text">
      <style:text-properties fo:color="#000080" loext:opacity="100%" fo:language="ca" fo:country="ES" fo:font-style="italic" officeooo:rsid="00300e5c" style:font-style-asian="italic" style:font-style-complex="italic"/>
    </style:style>
    <style:style style:name="T10" style:family="text">
      <style:text-properties fo:color="#000080" loext:opacity="100%" fo:language="ca" fo:country="ES" fo:font-style="italic" officeooo:rsid="004a0b8e" style:font-style-asian="italic" style:font-style-complex="italic"/>
    </style:style>
    <style:style style:name="T11" style:family="text">
      <style:text-properties fo:color="#000080" loext:opacity="100%" fo:language="ca" fo:country="ES" fo:font-style="italic" officeooo:rsid="0069c89f" style:font-style-asian="italic" style:font-style-complex="italic"/>
    </style:style>
    <style:style style:name="T12" style:family="text">
      <style:text-properties fo:color="#000080" loext:opacity="100%" fo:language="ca" fo:country="ES" fo:font-style="italic" officeooo:rsid="0058e7c8" style:font-name-asian="Times New Roman" style:language-asian="zh" style:country-asian="CN" style:font-style-asian="italic" style:font-name-complex="Times New Roman" style:language-complex="ar" style:country-complex="SA" style:font-style-complex="italic"/>
    </style:style>
    <style:style style:name="T13" style:family="text">
      <style:text-properties fo:color="#000080" loext:opacity="100%" fo:language="ca" fo:country="ES" fo:font-style="italic" officeooo:rsid="00673a87" style:font-name-asian="Times New Roman" style:language-asian="zh" style:country-asian="CN" style:font-style-asian="italic" style:font-name-complex="Times New Roman" style:language-complex="ar" style:country-complex="SA" style:font-style-complex="italic"/>
    </style:style>
    <style:style style:name="T14" style:family="text">
      <style:text-properties fo:color="#000080" loext:opacity="100%" fo:language="ca" fo:country="ES" fo:font-style="italic" officeooo:rsid="00682fad" style:font-name-asian="Times New Roman" style:language-asian="zh" style:country-asian="CN" style:font-style-asian="italic" style:font-name-complex="Times New Roman" style:language-complex="ar" style:country-complex="SA" style:font-style-complex="italic"/>
    </style:style>
    <style:style style:name="T15" style:family="text">
      <style:text-properties fo:color="#000080" loext:opacity="100%" fo:language="ca" fo:country="ES" fo:font-style="italic" officeooo:rsid="0069c89f" style:font-name-asian="Times New Roman" style:language-asian="zh" style:country-asian="CN" style:font-style-asian="italic" style:font-name-complex="Times New Roman" style:language-complex="ar" style:country-complex="SA" style:font-style-complex="italic"/>
    </style:style>
    <style:style style:name="T16" style:family="text">
      <style:text-properties fo:color="#000080" loext:opacity="100%" fo:language="ca" fo:country="ES" fo:font-style="italic" fo:font-weight="bold" style:font-name-asian="Times New Roman" style:language-asian="zh" style:country-asian="CN" style:font-style-asian="italic" style:font-weight-asian="bold" style:font-name-complex="Times New Roman" style:language-complex="ar" style:country-complex="SA" style:font-style-complex="italic" style:font-weight-complex="bold"/>
    </style:style>
    <style:style style:name="T17" style:family="text">
      <style:text-properties fo:color="#000080" loext:opacity="100%" fo:language="ca" fo:country="ES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000080" loext:opacity="100%" fo:language="ca" fo:country="ES" fo:font-style="italic" fo:font-weight="bold" officeooo:rsid="004a0b8e" style:font-style-asian="italic" style:font-weight-asian="bold" style:font-style-complex="italic" style:font-weight-complex="bold"/>
    </style:style>
    <style:style style:name="T19" style:family="text">
      <style:text-properties fo:color="#000080" loext:opacity="100%" fo:language="ca" fo:country="ES" officeooo:rsid="004cce75"/>
    </style:style>
    <style:style style:name="T20" style:family="text">
      <style:text-properties fo:color="#000080" loext:opacity="100%" fo:font-style="italic" officeooo:rsid="004a0b8e" style:font-style-asian="italic" style:font-style-complex="italic"/>
    </style:style>
    <style:style style:name="T21" style:family="text">
      <style:text-properties fo:color="#000080" loext:opacity="100%" fo:font-style="italic" officeooo:rsid="0058e7c8" style:font-name-asian="Times New Roman" style:language-asian="zh" style:country-asian="CN" style:font-style-asian="italic" style:font-name-complex="Times New Roman" style:language-complex="ar" style:country-complex="SA" style:font-style-complex="italic"/>
    </style:style>
    <style:style style:name="T22" style:family="text">
      <style:text-properties fo:color="#000080" loext:opacity="100%" style:font-name="Ubuntu" fo:font-size="11pt" fo:language="ca" fo:country="ES" fo:font-style="italic" officeooo:rsid="00300e5c" style:font-size-asian="11pt" style:font-style-asian="italic" style:font-size-complex="11pt" style:font-style-complex="italic"/>
    </style:style>
    <style:style style:name="T23" style:family="text">
      <style:text-properties fo:color="#000080" loext:opacity="100%" style:font-name="Ubuntu" fo:font-size="11pt" fo:language="ca" fo:country="ES" fo:font-style="italic" officeooo:rsid="004a0b8e" style:font-size-asian="11pt" style:font-style-asian="italic" style:font-size-complex="11pt" style:font-style-complex="italic"/>
    </style:style>
    <style:style style:name="T24" style:family="text">
      <style:text-properties fo:color="#000080" loext:opacity="100%" style:font-name="Ubuntu" fo:font-size="11pt" fo:language="ca" fo:country="ES" fo:font-style="italic" officeooo:rsid="006ebbc0" style:font-size-asian="11pt" style:font-style-asian="italic" style:font-size-complex="11pt" style:font-style-complex="italic"/>
    </style:style>
    <style:style style:name="T25" style:family="text">
      <style:text-properties fo:color="#000080" loext:opacity="100%" style:font-name="Ubuntu" fo:font-size="11pt" fo:language="ca" fo:country="ES" fo:font-style="italic" officeooo:rsid="0058e7c8" style:font-name-asian="Times New Roman" style:font-size-asian="11pt" style:language-asian="zh" style:country-asian="CN" style:font-style-asian="italic" style:font-name-complex="Times New Roman" style:font-size-complex="11pt" style:language-complex="ar" style:country-complex="SA" style:font-style-complex="italic"/>
    </style:style>
    <style:style style:name="T26" style:family="text">
      <style:text-properties style:use-window-font-color="true" loext:opacity="0%" style:font-name="Ubuntu" fo:font-size="11pt" fo:language="ca" fo:country="ES" style:font-size-asian="11pt" style:font-size-complex="11pt"/>
    </style:style>
    <style:style style:name="T27" style:family="text">
      <style:text-properties style:use-window-font-color="true" loext:opacity="0%" style:font-name="Ubuntu" fo:font-size="11pt" fo:language="ca" fo:country="ES" officeooo:rsid="003e9ccb" style:font-size-asian="11pt" style:font-size-complex="11pt"/>
    </style:style>
    <style:style style:name="T28" style:family="text">
      <style:text-properties style:use-window-font-color="true" loext:opacity="0%" style:font-name="Ubuntu" fo:font-size="11pt" fo:language="ca" fo:country="ES" fo:font-style="italic" style:font-size-asian="11pt" style:font-style-asian="italic" style:font-size-complex="11pt" style:font-style-complex="italic"/>
    </style:style>
    <style:style style:name="T29" style:family="text">
      <style:text-properties style:use-window-font-color="true" loext:opacity="0%" fo:language="ca" fo:country="ES"/>
    </style:style>
    <style:style style:name="T30" style:family="text">
      <style:text-properties style:use-window-font-color="true" loext:opacity="0%" fo:language="ca" fo:country="ES" fo:font-style="italic" style:font-style-asian="italic" style:font-style-complex="italic"/>
    </style:style>
    <style:style style:name="T31" style:family="text">
      <style:text-properties style:use-window-font-color="true" loext:opacity="0%" fo:language="ca" fo:country="ES" fo:font-style="italic" officeooo:rsid="004fb554" style:font-name-asian="Times New Roman" style:language-asian="zh" style:country-asian="CN" style:font-style-asian="italic" style:font-name-complex="Times New Roman" style:language-complex="ar" style:country-complex="SA" style:font-style-complex="italic"/>
    </style:style>
    <style:style style:name="T32" style:family="text">
      <style:text-properties style:use-window-font-color="true" loext:opacity="0%" fo:language="ca" fo:country="ES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style:use-window-font-color="true" loext:opacity="0%" fo:language="ca" fo:country="ES" fo:font-style="italic" fo:font-weight="normal" officeooo:rsid="00300e5c" style:font-style-asian="italic" style:font-weight-asian="normal" style:font-style-complex="italic" style:font-weight-complex="normal"/>
    </style:style>
    <style:style style:name="T34" style:family="text">
      <style:text-properties style:use-window-font-color="true" loext:opacity="0%" fo:language="ca" fo:country="ES" fo:font-style="italic" fo:font-weight="normal" officeooo:rsid="0031d1fe" style:font-style-asian="italic" style:font-weight-asian="normal" style:font-style-complex="italic" style:font-weight-complex="normal"/>
    </style:style>
    <style:style style:name="T35" style:family="text">
      <style:text-properties style:use-window-font-color="true" loext:opacity="0%" fo:language="ca" fo:country="ES" fo:font-weight="bold" style:font-weight-asian="bold" style:font-weight-complex="bold"/>
    </style:style>
    <style:style style:name="T36" style:family="text">
      <style:text-properties style:use-window-font-color="true" loext:opacity="0%" fo:language="ca" fo:country="ES" fo:font-weight="bold" officeooo:rsid="003d0be7" style:font-weight-asian="bold" style:font-weight-complex="bold"/>
    </style:style>
    <style:style style:name="T37" style:family="text">
      <style:text-properties style:use-window-font-color="true" loext:opacity="0%" fo:language="ca" fo:country="ES" officeooo:rsid="0031d1fe"/>
    </style:style>
    <style:style style:name="T38" style:family="text">
      <style:text-properties style:use-window-font-color="true" loext:opacity="0%" fo:language="ca" fo:country="ES" officeooo:rsid="0037700b"/>
    </style:style>
    <style:style style:name="T39" style:family="text">
      <style:text-properties style:use-window-font-color="true" loext:opacity="0%" fo:language="ca" fo:country="ES" style:font-name-asian="Times New Roman" style:language-asian="zh" style:country-asian="CN" style:font-name-complex="Times New Roman" style:language-complex="ar" style:country-complex="SA"/>
    </style:style>
    <style:style style:name="T40" style:family="text">
      <style:text-properties style:use-window-font-color="true" loext:opacity="0%" fo:language="ca" fo:country="ES" officeooo:rsid="004f5013" style:font-name-asian="Times New Roman" style:language-asian="zh" style:country-asian="CN" style:font-name-complex="Times New Roman" style:language-complex="ar" style:country-complex="SA"/>
    </style:style>
    <style:style style:name="T41" style:family="text">
      <style:text-properties style:use-window-font-color="true" loext:opacity="0%" fo:language="ca" fo:country="ES" officeooo:rsid="004fb554" style:font-name-asian="Times New Roman" style:language-asian="zh" style:country-asian="CN" style:font-name-complex="Times New Roman" style:language-complex="ar" style:country-complex="SA"/>
    </style:style>
    <style:style style:name="T42" style:family="text">
      <style:text-properties style:use-window-font-color="true" loext:opacity="0%" fo:language="ca" fo:country="ES" officeooo:rsid="0074272f" style:font-name-asian="Times New Roman" style:language-asian="zh" style:country-asian="CN" style:font-name-complex="Times New Roman" style:language-complex="ar" style:country-complex="SA"/>
    </style:style>
    <style:style style:name="T43" style:family="text">
      <style:text-properties style:use-window-font-color="true" loext:opacity="0%" fo:language="ca" fo:country="ES" officeooo:rsid="00754ae7" style:font-name-asian="Times New Roman" style:language-asian="zh" style:country-asian="CN" style:font-name-complex="Times New Roman" style:language-complex="ar" style:country-complex="SA"/>
    </style:style>
    <style:style style:name="T44" style:family="text">
      <style:text-properties style:use-window-font-color="true" loext:opacity="0%" fo:language="ca" fo:country="ES" officeooo:rsid="00763375" style:font-name-asian="Times New Roman" style:language-asian="zh" style:country-asian="CN" style:font-name-complex="Times New Roman" style:language-complex="ar" style:country-complex="SA"/>
    </style:style>
    <style:style style:name="T45" style:family="text">
      <style:text-properties style:use-window-font-color="true" loext:opacity="0%" fo:language="ca" fo:country="ES" officeooo:rsid="00763375"/>
    </style:style>
    <style:style style:name="T46" style:family="text">
      <style:text-properties style:use-window-font-color="true" loext:opacity="0%" style:font-name="Arial" fo:font-size="10pt" fo:language="ca" fo:country="ES" officeooo:rsid="00488dc9" style:font-name-asian="Times New Roman" style:font-size-asian="10pt" style:language-asian="zh" style:country-asian="CN" style:font-name-complex="Times New Roman" style:font-size-complex="12pt" style:language-complex="ar" style:country-complex="SA"/>
    </style:style>
    <style:style style:name="T47" style:family="text">
      <style:text-properties officeooo:rsid="00300e5c"/>
    </style:style>
    <style:style style:name="T48" style:family="text">
      <style:text-properties officeooo:rsid="0031d1fe"/>
    </style:style>
    <style:style style:name="T49" style:family="text">
      <style:text-properties fo:background-color="#ffff00" loext:char-shading-value="0"/>
    </style:style>
    <style:style style:name="T50" style:family="text">
      <style:text-properties style:font-name="Ubuntu" fo:font-size="11pt" style:font-size-asian="11pt" style:font-size-complex="11pt"/>
    </style:style>
    <style:style style:name="T51" style:family="text">
      <style:text-properties style:font-name="Ubuntu" fo:font-size="11pt" fo:language="ca" fo:country="ES" officeooo:rsid="004a0b8e" style:font-size-asian="11pt" style:font-size-complex="11pt"/>
    </style:style>
    <style:style style:name="T52" style:family="text">
      <style:text-properties style:font-name="Ubuntu" fo:font-size="11pt" fo:language="ca" fo:country="ES" fo:font-style="italic" fo:font-weight="bold" officeooo:rsid="004a0b8e" style:font-size-asian="11pt" style:font-style-asian="italic" style:font-weight-asian="bold" style:font-size-complex="11pt" style:font-style-complex="italic" style:font-weight-complex="bold"/>
    </style:style>
    <style:style style:name="T53" style:family="text">
      <style:text-properties style:font-name="Ubuntu" fo:font-size="11pt" fo:language="ca" fo:country="ES" fo:font-weight="bold" officeooo:rsid="004a0b8e" style:font-size-asian="11pt" style:font-weight-asian="bold" style:font-size-complex="11pt" style:font-weight-complex="bold"/>
    </style:style>
    <style:style style:name="T54" style:family="text">
      <style:text-properties style:font-name="Ubuntu" fo:font-size="11pt" fo:language="ca" fo:country="ES" style:text-underline-style="solid" style:text-underline-width="auto" style:text-underline-color="font-color" fo:font-weight="bold" officeooo:rsid="004a0b8e" style:font-size-asian="11pt" style:font-weight-asian="bold" style:font-size-complex="11pt" style:font-weight-complex="bold"/>
    </style:style>
    <style:style style:name="T55" style:family="text">
      <style:text-properties fo:language="ca" fo:country="ES"/>
    </style:style>
    <style:style style:name="T56" style:family="text">
      <style:text-properties fo:language="ca" fo:country="ES" officeooo:rsid="00239ae0" style:language-asian="zh" style:country-asian="CN" style:language-complex="ar" style:country-complex="SA"/>
    </style:style>
    <style:style style:name="T57" style:family="text">
      <style:text-properties fo:language="ca" fo:country="ES" fo:font-style="italic" style:font-style-asian="italic" style:font-style-complex="italic"/>
    </style:style>
    <style:style style:name="T58" style:family="text">
      <style:text-properties fo:language="ca" fo:country="ES" fo:font-style="italic" officeooo:rsid="00300e5c" style:font-style-asian="italic" style:font-style-complex="italic"/>
    </style:style>
    <style:style style:name="T59" style:family="text">
      <style:text-properties fo:language="ca" fo:country="ES" fo:font-style="italic" officeooo:rsid="0037700b" style:font-style-asian="italic" style:font-style-complex="italic"/>
    </style:style>
    <style:style style:name="T60" style:family="text">
      <style:text-properties fo:language="ca" fo:country="ES" fo:font-style="italic" officeooo:rsid="004462cc" style:font-style-asian="italic" style:font-style-complex="italic"/>
    </style:style>
    <style:style style:name="T61" style:family="text">
      <style:text-properties fo:language="ca" fo:country="ES" fo:font-style="italic" officeooo:rsid="004a0b8e" style:font-style-asian="italic" style:font-style-complex="italic"/>
    </style:style>
    <style:style style:name="T62" style:family="text">
      <style:text-properties fo:language="ca" fo:country="ES" fo:font-style="italic" style:font-name-asian="NSimSun" style:language-asian="zh" style:country-asian="CN" style:font-style-asian="italic" style:font-name-complex="Liberation Mono" style:language-complex="ar" style:country-complex="SA" style:font-style-complex="italic"/>
    </style:style>
    <style:style style:name="T63" style:family="text">
      <style:text-properties fo:language="ca" fo:country="ES" fo:font-style="italic" officeooo:rsid="0052f3cd" style:font-name-asian="NSimSun" style:language-asian="zh" style:country-asian="CN" style:font-style-asian="italic" style:font-name-complex="Liberation Mono" style:language-complex="ar" style:country-complex="SA" style:font-style-complex="italic"/>
    </style:style>
    <style:style style:name="T64" style:family="text">
      <style:text-properties fo:language="ca" fo:country="ES" fo:font-style="italic" officeooo:rsid="00546a8c" style:font-name-asian="NSimSun" style:language-asian="zh" style:country-asian="CN" style:font-style-asian="italic" style:font-name-complex="Liberation Mono" style:language-complex="ar" style:country-complex="SA" style:font-style-complex="italic"/>
    </style:style>
    <style:style style:name="T65" style:family="text">
      <style:text-properties fo:language="ca" fo:country="ES" officeooo:rsid="001deae2"/>
    </style:style>
    <style:style style:name="T66" style:family="text">
      <style:text-properties fo:language="ca" fo:country="ES" style:text-underline-style="solid" style:text-underline-width="auto" style:text-underline-color="font-color" fo:font-weight="bold" officeooo:rsid="001deae2" style:font-weight-asian="bold" style:font-weight-complex="bold"/>
    </style:style>
    <style:style style:name="T67" style:family="text">
      <style:text-properties fo:language="ca" fo:country="ES" officeooo:rsid="00300e5c"/>
    </style:style>
    <style:style style:name="T68" style:family="text">
      <style:text-properties fo:language="ca" fo:country="ES" fo:font-weight="bold" style:font-weight-asian="bold" style:font-weight-complex="bold"/>
    </style:style>
    <style:style style:name="T69" style:family="text">
      <style:text-properties fo:language="ca" fo:country="ES" officeooo:rsid="004a0b8e"/>
    </style:style>
    <style:style style:name="T70" style:family="text">
      <style:text-properties fo:language="ca" fo:country="ES" officeooo:rsid="00546a8c"/>
    </style:style>
    <style:style style:name="T71" style:family="text">
      <style:text-properties fo:language="ca" fo:country="ES" officeooo:rsid="00558aa6"/>
    </style:style>
    <style:style style:name="T72" style:family="text">
      <style:text-properties fo:language="ca" fo:country="ES" officeooo:rsid="0065c1a6"/>
    </style:style>
    <style:style style:name="T73" style:family="text">
      <style:text-properties fo:language="ca" fo:country="ES" officeooo:rsid="00754ae7"/>
    </style:style>
    <style:style style:name="T74" style:family="text">
      <style:text-properties officeooo:rsid="0037700b"/>
    </style:style>
    <style:style style:name="T75" style:family="text">
      <style:text-properties officeooo:rsid="004e7ce1"/>
    </style:style>
    <style:style style:name="T76" style:family="text">
      <style:text-properties style:text-underline-style="none" fo:font-weight="normal" officeooo:rsid="004e7ce1" style:font-weight-asian="normal" style:font-weight-complex="normal"/>
    </style:style>
    <style:style style:name="T77" style:family="text">
      <style:text-properties style:text-underline-style="none" fo:font-weight="normal" officeooo:rsid="0021830b" style:font-weight-asian="normal" style:font-weight-complex="normal"/>
    </style:style>
    <style:style style:name="T78" style:family="text">
      <style:text-properties style:text-underline-style="none" fo:font-weight="normal" officeooo:rsid="004bf94b" style:font-weight-asian="normal" style:font-weight-complex="normal"/>
    </style:style>
    <style:style style:name="T79" style:family="text">
      <style:text-properties style:text-underline-style="none" fo:font-weight="normal" officeooo:rsid="0063f32b" style:font-weight-asian="normal" style:font-weight-complex="normal"/>
    </style:style>
    <style:style style:name="T80" style:family="text">
      <style:text-properties style:text-underline-style="none" fo:font-weight="normal" officeooo:rsid="00700efd" style:font-weight-asian="normal" style:font-weight-complex="normal"/>
    </style:style>
    <style:style style:name="T81" style:family="text">
      <style:text-properties fo:color="#000000" loext:opacity="100%" fo:language="ca" fo:country="ES" fo:font-style="normal" officeooo:rsid="004a0b8e" style:font-style-asian="normal" style:font-style-complex="normal"/>
    </style:style>
    <style:style style:name="T82" style:family="text">
      <style:text-properties fo:color="#000000" loext:opacity="100%" fo:language="ca" fo:country="ES" fo:font-style="normal" fo:font-weight="bold" officeooo:rsid="004a0b8e" style:font-style-asian="normal" style:font-weight-asian="bold" style:font-style-complex="normal" style:font-weight-complex="bold"/>
    </style:style>
    <style:style style:name="T83" style:family="text">
      <style:text-properties fo:color="#000000" loext:opacity="100%" fo:language="ca" fo:country="ES" fo:font-style="italic" officeooo:rsid="004a0b8e" style:font-style-asian="italic" style:font-style-complex="italic"/>
    </style:style>
    <style:style style:name="T84" style:family="text">
      <style:text-properties fo:color="#000000" loext:opacity="100%" style:font-name="Ubuntu" fo:font-size="11pt" fo:language="ca" fo:country="ES" fo:font-style="normal" officeooo:rsid="004a0b8e" style:font-size-asian="11pt" style:font-style-asian="normal" style:font-size-complex="11pt" style:font-style-complex="normal"/>
    </style:style>
    <style:style style:name="T85" style:family="text">
      <style:text-properties fo:color="#000000" loext:opacity="100%" style:font-name="Ubuntu" fo:font-size="11pt" fo:language="ca" fo:country="ES" fo:font-style="normal" fo:font-weight="bold" officeooo:rsid="004a0b8e" style:font-size-asian="11pt" style:font-style-asian="normal" style:font-weight-asian="bold" style:font-size-complex="11pt" style:font-style-complex="normal" style:font-weight-complex="bold"/>
    </style:style>
    <style:style style:name="T86" style:family="text">
      <style:text-properties officeooo:rsid="0063f32b"/>
    </style:style>
    <style:style style:name="T87" style:family="text">
      <style:text-properties officeooo:rsid="0065e703"/>
    </style:style>
    <style:style style:name="T88" style:family="text">
      <style:text-properties officeooo:rsid="00700efd"/>
    </style:style>
    <style:style style:name="T89" style:family="text">
      <style:text-properties officeooo:rsid="0074272f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ge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min-height="1.071cm" fo:min-width="16.101cm" fo:padding-top="0.229cm" fo:padding-bottom="0.229cm" fo:padding-left="0.441cm" fo:padding-right="0.441cm" fo:wrap-option="no-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draw:style-name="fr1" draw:name="gràfics1" text:anchor-type="char" svg:x="-0.953cm" svg:y="2.499cm" svg:width="0.713cm" svg:height="0.792cm" draw:z-index="3"><draw:image xlink:href="Pictures/100000000000001B0000001E9AF87949BDADFBFF.jpg" xlink:type="simple" xlink:show="embed" xlink:actuate="onLoad" draw:mime-type="image/jpeg"/></draw:frame><draw:custom-shape text:anchor-type="char" draw:z-index="4" draw:name="Forma1" draw:style-name="gr1" draw:text-style-name="P51" svg:width="17.146cm" svg:height="1.692cm" svg:x="-1.27cm" svg:y="-0.33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">Generalitat de Catalunya <text:s text:c="51"/></text:span><text:span text:style-name="T2">Sistemes Microinformàtics i Xarxes</text:span></text:p>
      <text:p text:style-name="P2"><text:span text:style-name="T1">Departament d’</text:span><text:span text:style-name="T46">Educació</text:span><text:span text:style-name="T1"> <text:s text:c="31"/><text:tab/> </text:span><text:span text:style-name="T3">Mòdul </text:span><text:span text:style-name="T4">4</text:span><text:span text:style-name="T3">: </text:span><text:span text:style-name="T4">Sistemes Operatius en Xarxa </text:span><text:span text:style-name="T5">UF3</text:span></text:p>
      <text:p text:style-name="P3">I<text:span text:style-name="T6">N</text:span>S <text:span text:style-name="T6">Provençana</text:span> <text:s text:c="99"/></text:p>
      <text:p text:style-name="P14"/>
      <text:p text:style-name="P13"/>
      <text:p text:style-name="P5"><text:tab/>Pràctica 1: Compartir <text:span text:style-name="T48">Carpetes</text:span> Windows </text:p>
      <text:p text:style-name="P4"/>
      <text:p text:style-name="P7"><text:span text:style-name="T56"><text:tab/></text:span><text:span text:style-name="T49">Objectius generals de la pràctica</text:span></text:p>
      <text:p text:style-name="P9">Aplicar els coneixements sobre recursos compartits en sistemes Windows <text:span text:style-name="T74">2019</text:span> Server, així com administrar els permisos, les quotes, els filtres i la configuració dels clients.</text:p>
      <text:p text:style-name="P12">Desenvolupament de la pràctica</text:p>
      <text:list xml:id="list3725299180" text:style-name="L1">
        <text:list-item>
          <text:p text:style-name="P25"><text:span text:style-name="T55">Utilitzeu la màquina virtual amb </text:span><text:span text:style-name="T57">Microsoft Windows </text:span><text:span text:style-name="T59">201</text:span><text:span text:style-name="T60">9</text:span><text:span text:style-name="T55"> com a servidor i </text:span><text:span text:style-name="T57">Windows </text:span><text:span text:style-name="T58">7, </text:span><text:span text:style-name="T59">8 ò 10</text:span><text:span text:style-name="T55"> com a client. Utilitzeu una xarxa interna i assigneu les adreces IP manualment. </text:span><text:span text:style-name="T10">(</text:span><text:span text:style-name="T12">0,5</text:span><text:span text:style-name="T10"> punts)</text:span></text:p>
        </text:list-item>
      </text:list>
      <text:p text:style-name="P8"><text:span text:style-name="T65"><text:tab/></text:span><text:span text:style-name="T66">Material</text:span></text:p>
      <text:list xml:id="list2998720042" text:style-name="L2">
        <text:list-item>
          <text:p text:style-name="P31">VDI Windows Server <text:span text:style-name="T74">2019</text:span></text:p>
          <text:list>
            <text:list-item>
              <text:p text:style-name="P31"><text:span text:style-name="T75">Funció: </text:span>Controlador de domini <text:span text:style-name="T75">i servidor de dades.</text:span></text:p>
            </text:list-item>
            <text:list-item>
              <text:p text:style-name="P31">Nom del host del servidor: <text:span text:style-name="T47">SERVER</text:span> <text:s/></text:p>
            </text:list-item>
            <text:list-item>
              <text:p text:style-name="P32">IP: 192.168.<text:span text:style-name="T86">2</text:span><text:span text:style-name="T88">2</text:span>.<text:span text:style-name="T75">1/30</text:span></text:p>
            </text:list-item>
          </text:list>
        </text:list-item>
        <text:list-item>
          <text:p text:style-name="P35">VDI Windows (Client)</text:p>
          <text:list>
            <text:list-item>
              <text:p text:style-name="P35">Nom del host client: <text:span text:style-name="T47">CLIENT</text:span></text:p>
            </text:list-item>
            <text:list-item>
              <text:p text:style-name="P29"><text:span text:style-name="T77">IP: 192.168.</text:span><text:span text:style-name="T79">2</text:span><text:span text:style-name="T80">2</text:span><text:span text:style-name="T77">.</text:span><text:span text:style-name="T78">2/</text:span><text:span text:style-name="T76">30</text:span></text:p>
            </text:list-item>
          </text:list>
        </text:list-item>
      </text:list>
      <text:p text:style-name="P36"/>
      <text:p text:style-name="P36"/>
      <text:list xml:id="list161133527615891" text:continue-list="list3725299180" text:style-name="L1">
        <text:list-item>
          <text:p text:style-name="P26">Activeu la funció d'Active Directory en la màquina controladora de domini i creeu un nou domini amb el nom SMX2<text:span text:style-name="T42">C</text:span>INICIALS.FOO Ej (SMX2<text:span text:style-name="T89">C</text:span><text:span text:style-name="T42">DC</text:span>.FOO). <text:span text:style-name="T69"><text:s/></text:span><text:span text:style-name="T10">(</text:span><text:span text:style-name="T12">0,5</text:span><text:span text:style-name="T10"> punts)</text:span></text:p>
        </text:list-item>
      </text:list>
      <text:p text:style-name="P37"/>
      <text:list xml:id="list161133334227330" text:continue-numbering="true" text:style-name="L1">
        <text:list-item>
          <text:p text:style-name="P33">Afegiu la màquina <text:span text:style-name="T74">client </text:span>amb Windows al domini. <text:span text:style-name="T20">(</text:span><text:span text:style-name="T21">0,5</text:span><text:span text:style-name="T20"> punts)</text:span></text:p>
        </text:list-item>
      </text:list>
      <text:p text:style-name="P38"/>
      <text:list xml:id="list161131991801763" text:continue-numbering="true" text:style-name="L1">
        <text:list-item>
          <text:p text:style-name="P34"><text:span text:style-name="T47">A </text:span>la màquina que farà de Servidor, reduïu el disc que actualment conté el SO i creeu dos volums amb la següent estructura: <text:span text:style-name="T20">(</text:span><text:span text:style-name="T21">0,5</text:span><text:span text:style-name="T20"> punts)</text:span></text:p>
          <text:list>
            <text:list-item>
              <text:p text:style-name="P30">Disc dur D (etiqueta dades generals): 20GB</text:p>
            </text:list-item>
          </text:list>
        </text:list-item>
      </text:list>
      <text:p text:style-name="P11"/>
      <text:list xml:id="list161132674802462" text:continue-numbering="true" text:style-name="L1">
        <text:list-item>
          <text:list>
            <text:list-item>
              <text:p text:style-name="P41">Disc dur E (etiqueta dades departamentals): 15GB</text:p>
            </text:list-item>
          </text:list>
        </text:list-item>
      </text:list>
      <text:p text:style-name="P44"/>
      <text:list xml:id="list161132430901312" text:continue-numbering="true" text:style-name="L1">
        <text:list-item>
          <text:p text:style-name="P25"><text:span text:style-name="T55">Creeu la unitat organitzativa </text:span><text:span text:style-name="T19">Hospitalet</text:span><text:span text:style-name="T55">. Dins d'aquesta creeu un </text:span><text:span text:style-name="T7">usuari</text:span><text:span text:style-name="T55"> amb el vostre nom i el grup </text:span><text:span text:style-name="T67">Alumnes.</text:span><text:span text:style-name="T55"> </text:span><text:span text:style-name="T10">(</text:span><text:span text:style-name="T12">0,5</text:span><text:span text:style-name="T10"> punts)</text:span></text:p>
        </text:list-item>
      </text:list>
      <text:p text:style-name="P38"><text:soft-page-break/></text:p>
      <text:list xml:id="list161132224651960" text:continue-numbering="true" text:style-name="L1">
        <text:list-item>
          <text:p text:style-name="P25"><text:span text:style-name="T43">C</text:span><text:span text:style-name="T55">reeu </text:span><text:span text:style-name="T73">en el servidor</text:span><text:span text:style-name="T55"> la carpeta </text:span><text:a xlink:type="simple" xlink:href="../../../../Compartida" text:style-name="Internet_20_link" text:visited-style-name="Visited_20_Internet_20_Link"><text:span text:style-name="T8">C:\</text:span></text:a><text:a xlink:type="simple" xlink:href="../../../../Compartida" text:style-name="Internet_20_link" text:visited-style-name="Visited_20_Internet_20_Link">Compartida</text:a><text:span text:style-name="T9">. </text:span><text:span text:style-name="T10">(</text:span><text:span text:style-name="T12">0,5</text:span><text:span text:style-name="T10"> punts)</text:span></text:p>
        </text:list-item>
      </text:list>
      <text:p text:style-name="P38"/>
      <text:list xml:id="list161133875242053" text:continue-numbering="true" text:style-name="L1">
        <text:list-item>
          <text:p text:style-name="P25"><text:span text:style-name="T55">Dins d'aquest recurs </text:span><text:span text:style-name="T40">configureu l’accés per complir els següents requisits</text:span><text:span text:style-name="T55">. </text:span><text:span text:style-name="T68">Expliqueu</text:span><text:span text:style-name="T55"> com i quins permisos assigneu. </text:span><text:span text:style-name="T9"><text:s/></text:span><text:span text:style-name="T10">(</text:span><text:span text:style-name="T12">0,5</text:span><text:span text:style-name="T10"> punts)</text:span></text:p>
        </text:list-item>
      </text:list>
      <table:table table:name="Tabla1" table:style-name="Tabla1">
        <table:table-column table:style-name="Tabla1.A"/>
        <table:table-column table:style-name="Tabla1.B"/>
        <table:table-row table:style-name="TableLine2373917557184">
          <table:table-cell table:style-name="Tabla1.A1" office:value-type="string">
            <text:p text:style-name="P19">Usuari/Grup</text:p>
          </table:table-cell>
          <table:table-cell table:style-name="Tabla1.B1" office:value-type="string">
            <text:p text:style-name="P19">Accés <text:span text:style-name="T87">local i en xarxa</text:span>.</text:p>
          </table:table-cell>
        </table:table-row>
        <table:table-row table:style-name="TableLine2373917559360">
          <table:table-cell table:style-name="Tabla1.A2" office:value-type="string">
            <text:p text:style-name="P17">Tots el usuaris</text:p>
          </table:table-cell>
          <table:table-cell table:style-name="Tabla1.B2" office:value-type="string">
            <text:p text:style-name="P15">No es permet l’accés</text:p>
          </table:table-cell>
        </table:table-row>
        <table:table-row table:style-name="TableLine2373917568064">
          <table:table-cell table:style-name="Tabla1.A2" office:value-type="string">
            <text:p text:style-name="P17">Grup Alumnes</text:p>
          </table:table-cell>
          <table:table-cell table:style-name="Tabla1.B2" office:value-type="string">
            <text:p text:style-name="P15">Permís de lectura</text:p>
          </table:table-cell>
        </table:table-row>
        <table:table-row table:style-name="TableLine2373917571328">
          <table:table-cell table:style-name="Tabla1.A2" office:value-type="string">
            <text:p text:style-name="P17">Grup Administradors</text:p>
          </table:table-cell>
          <table:table-cell table:style-name="Tabla1.B2" office:value-type="string">
            <text:p text:style-name="P15">Permet accés total.</text:p>
          </table:table-cell>
        </table:table-row>
        <table:table-row table:style-name="TableLine2373917570512">
          <table:table-cell table:style-name="Tabla1.A2" office:value-type="string">
            <text:p text:style-name="P18">Usuari VostreNom</text:p>
          </table:table-cell>
          <table:table-cell table:style-name="Tabla1.B2" office:value-type="string">
            <text:p text:style-name="P16">Permet accés total.</text:p>
          </table:table-cell>
        </table:table-row>
      </table:table>
      <text:p text:style-name="P39"/>
      <text:p text:style-name="P10"/>
      <text:list xml:id="list161132662231391" text:continue-numbering="true" text:style-name="L1">
        <text:list-item>
          <text:p text:style-name="P25">Al servidor, creeu una carpeta al disc E amb el vostre nom on només tindrà accés el vostre usuari i ningú mes. <text:span text:style-name="T10">(</text:span><text:span text:style-name="T12">0,</text:span><text:span text:style-name="T14">7</text:span><text:span text:style-name="T12">5</text:span><text:span text:style-name="T10"> punts)</text:span></text:p>
        </text:list-item>
      </text:list>
      <text:p text:style-name="P38"/>
      <text:list xml:id="list161132403563209" text:continue-numbering="true" text:style-name="L1">
        <text:list-item>
          <text:p text:style-name="P25"><text:span text:style-name="T81">Des del client, feu ús de la comanda </text:span><text:span text:style-name="T83">net use</text:span><text:span text:style-name="T81"> per connectar-vos al recurs publicat amb el vostre usuari. Comproveu que teniu accés total i </text:span><text:span text:style-name="T82">expliqueu</text:span><text:span text:style-name="T81"> com ho heu fet. </text:span><text:span text:style-name="T10">(</text:span><text:span text:style-name="T12">0,75</text:span><text:span text:style-name="T10"> punts)</text:span></text:p>
        </text:list-item>
      </text:list>
      <text:p text:style-name="P38"/>
      <text:list xml:id="list161133932547195" text:continue-numbering="true" text:style-name="L1">
        <text:list-item>
          <text:p text:style-name="P27"><text:span text:style-name="T29">La comanda </text:span><text:span text:style-name="T30">net session</text:span><text:span text:style-name="T29"> ens permet veure les sessions connectades a la nostra màquina. Entreu com Administrador a la màquina </text:span><text:span text:style-name="T44">servidor</text:span><text:span text:style-name="T29"> Windows. Obriu la línia de comandes i escriviu </text:span><text:span text:style-name="T30">net session</text:span><text:span text:style-name="T29">. </text:span></text:p>
          <text:p text:style-name="P25"><text:span text:style-name="T41">C</text:span><text:span text:style-name="T39">om desconnectaries la sessió que hi ha oberta </text:span><text:span text:style-name="T41">mitjançant </text:span><text:span text:style-name="T31">net session</text:span><text:span text:style-name="T39">?</text:span><text:span text:style-name="T29"> </text:span><text:span text:style-name="T9"><text:s/></text:span><text:span text:style-name="T10">(</text:span><text:span text:style-name="T12">0,</text:span><text:span text:style-name="T13">75</text:span><text:span text:style-name="T10"> punts)</text:span></text:p>
        </text:list-item>
      </text:list>
      <text:p text:style-name="P38"/>
      <text:list xml:id="list161132240341157" text:continue-numbering="true" text:style-name="L1">
        <text:list-item>
          <text:p text:style-name="P50"><text:span text:style-name="T26">Esbrina quina informació ens donen les comandes: </text:span><text:span text:style-name="T28">net share</text:span><text:span text:style-name="T26"> i </text:span><text:span text:style-name="T28">net view</text:span><text:span text:style-name="T26">. Podeu utilitzar l'ajuda oficial de </text:span><text:span text:style-name="T27">Microsoft</text:span><text:span text:style-name="T26"> Technet. (</text:span><text:a xlink:type="simple" xlink:href="http://technet.microsoft.com/" text:style-name="Internet_20_link" text:visited-style-name="Visited_20_Internet_20_Link"><text:span text:style-name="T50">http://technet.microsoft.com</text:span></text:a><text:span text:style-name="T26">). </text:span><text:span text:style-name="T22"><text:s/></text:span><text:span text:style-name="T23">(</text:span><text:span text:style-name="T25">0,5</text:span><text:span text:style-name="T23"> punts)</text:span></text:p>
          <text:p text:style-name="P40"/>
        </text:list-item>
        <text:list-item>
          <text:p text:style-name="P48"><text:span text:style-name="T51"><text:s/>Al controlador de domini, crea un </text:span><text:span text:style-name="T53">nou</text:span><text:span text:style-name="T51"> </text:span><text:span text:style-name="T53">usuari</text:span><text:span text:style-name="T51"> anomenat «</text:span><text:span text:style-name="T52">test</text:span><text:span text:style-name="T51">» que</text:span></text:p>
          <text:p text:style-name="P48"><text:span text:style-name="T51">pertany al </text:span><text:span text:style-name="T53">nou</text:span><text:span text:style-name="T51"> </text:span><text:span text:style-name="T53">grup</text:span><text:span text:style-name="T51"> d’usuaris «</text:span><text:span text:style-name="T52">prova</text:span><text:span text:style-name="T51">». Al servidor de fitxers, crea un</text:span></text:p>
          <text:p text:style-name="P48"><text:span text:style-name="T51">recurs a </text:span><text:span text:style-name="T53">E:\test</text:span><text:span text:style-name="T51"> i mitjançant el servei d’arxius i emmagatzematge,</text:span></text:p>
          <text:p text:style-name="P48"><text:span text:style-name="T51">comparteix aquesta carpeta per a l’usuari «</text:span><text:span text:style-name="T53">test</text:span><text:span text:style-name="T51">», el grup «</text:span><text:span text:style-name="T53">prova</text:span><text:span text:style-name="T51">» i</text:span></text:p>
          <text:p text:style-name="P50"><text:span text:style-name="T84">els «</text:span><text:span text:style-name="T85">administradors</text:span><text:span text:style-name="T84">».</text:span><text:span text:style-name="T23"> (0,5 punts)</text:span></text:p>
          <text:p text:style-name="P40"/>
        </text:list-item>
        <text:list-item>
          <text:p text:style-name="P48"><text:span text:style-name="T51">Dins del recurs </text:span><text:span text:style-name="T53">E:\test</text:span><text:span text:style-name="T51">, crea una carpeta «</text:span><text:span text:style-name="T53">diralumne</text:span><text:span text:style-name="T51">» on només ha de</text:span></text:p>
          <text:p text:style-name="P42"><text:soft-page-break/>tindre permisos de control total l’usuari creat al punt 5. Es possible?</text:p>
          <text:p text:style-name="P42">Com pots fer-ho tenint en compte els problemes d’herència de</text:p>
          <text:p text:style-name="P50"><text:span text:style-name="T84">permisos? </text:span><text:span text:style-name="T23">(0,</text:span><text:span text:style-name="T24">7</text:span><text:span text:style-name="T23">5 punts)</text:span></text:p>
          <text:p text:style-name="P40"/>
        </text:list-item>
        <text:list-item>
          <text:p text:style-name="P42">Crea una carpeta al servidor de dades amb nom D:\apunts, i</text:p>
          <text:p text:style-name="P48"><text:span text:style-name="T54">compartiu-la de forma oculta</text:span><text:span text:style-name="T51">, amb permisos de </text:span><text:span text:style-name="T53">control total per al</text:span></text:p>
          <text:p text:style-name="P48"><text:span text:style-name="T53">grup Alumnes</text:span><text:span text:style-name="T51">.</text:span></text:p>
          <text:p text:style-name="P50"><text:span text:style-name="T84">.</text:span><text:span text:style-name="T23"> (0,75 punts)</text:span></text:p>
          <text:p text:style-name="P43"/>
        </text:list-item>
        <text:list-item>
          <text:p text:style-name="P43">Dins d'aquesta carpeta creeu una altre, que es dirà PROTEGITS, D:\</text:p>
          <text:p text:style-name="P43">apunts\PROTEGITS. Apliqueu els permisos necessaris per tal que</text:p>
          <text:p text:style-name="P49"><text:span text:style-name="T51">l'</text:span><text:span text:style-name="T53">usuari que heu creat tingui accés total</text:span><text:span text:style-name="T51"> i </text:span><text:span text:style-name="T53">el grup alumnes no hi pugui</text:span></text:p>
          <text:p text:style-name="P28"><text:span text:style-name="T82">entrar</text:span><text:span text:style-name="T29">.</text:span><text:span text:style-name="T6"> </text:span><text:span text:style-name="T10">(</text:span><text:span text:style-name="T12">0,75</text:span><text:span text:style-name="T10"> punts)</text:span></text:p>
        </text:list-item>
      </text:list>
      <text:p text:style-name="P38"/>
      <text:list xml:id="list161131853554843" text:continue-numbering="true" text:style-name="L1">
        <text:list-item>
          <text:p text:style-name="P45"><text:span text:style-name="T69">Crea al servidor de dades dins de la unitat </text:span><text:span text:style-name="T61">D:</text:span><text:span text:style-name="T69"> quatre carpetes amb noms «disc1», «disc2», «disc3» i «disc4» que tindran l’etiqueta de compartició del mateix nom. </text:span></text:p>
          <text:list>
            <text:list-item>
              <text:p text:style-name="P46"><text:span text:style-name="T69">C</text:span><text:span text:style-name="T55">reeu un script </text:span><text:span text:style-name="T71">(.ps1)</text:span><text:span text:style-name="T55"> powershell amb l’eina Windows Powershell ISE per crear una unitat en xarxa. </text:span><text:span text:style-name="T10">(</text:span><text:span text:style-name="T15">0,5</text:span><text:span text:style-name="T10"> punt)</text:span></text:p>
              <text:p text:style-name="P21"><text:span text:style-name="T61">New-PSDrive -Nombre "</text:span><text:span text:style-name="T63">LETRA_UNIDAD</text:span><text:span text:style-name="T61">" -PSProvider "FileSystem" -Root "</text:span><text:span text:style-name="T62">\\NOM</text:span><text:span text:style-name="T64">BRE</text:span><text:span text:style-name="T62">SERVER\</text:span><text:span text:style-name="T64">disc1</text:span><text:span text:style-name="T61">" -Persistente</text:span></text:p>
              <text:p text:style-name="P23"/>
              <text:p text:style-name="P22"><text:span text:style-name="T18">R</text:span><text:span text:style-name="T17">ECURS</text:span><text:span text:style-name="T8">: </text:span><text:a xlink:type="simple" xlink:href="https://www.windowscentral.com/how-create-and-run-your-first-powershell-script-file-windows-10" text:style-name="Internet_20_link" text:visited-style-name="Visited_20_Internet_20_Link">https://www.windowscentral.com/how-create-and-run-your-first-powershell-script-file-windows-10</text:a></text:p>
            </text:list-item>
          </text:list>
        </text:list-item>
      </text:list>
      <text:p text:style-name="P24"/>
      <text:p text:style-name="P24"/>
      <text:p text:style-name="P24"/>
      <text:list xml:id="list161132418677310" text:continue-numbering="true" text:style-name="L1">
        <text:list-item>
          <text:list>
            <text:list-item>
              <text:p text:style-name="P45"><text:span text:style-name="T69">Volem que aquestes carpetes es muntin mitjançant </text:span><text:span text:style-name="T70">el</text:span><text:span text:style-name="T69"> script de manera automàtica que estarà guardat al controlador de domini per als nous usuaris que es crearan en l’empresa d’ara en endavant. Com ho faries? Demostra-ho amb la creació de dos dos nous usuaris (amb el nom que vulguis!!) </text:span><text:span text:style-name="T10">(</text:span><text:span text:style-name="T11">0,5</text:span><text:span text:style-name="T12"> </text:span><text:span text:style-name="T10">punt)</text:span></text:p>
              <text:p text:style-name="P47"><text:span text:style-name="T16">RECURS</text:span><text:span text:style-name="T8">: </text:span><text:a xlink:type="simple" xlink:href="https://v2cloud.com/tutorials/how-to-configure-scripts-with-gpos-in-windows-server" text:style-name="Internet_20_link" text:visited-style-name="Visited_20_Internet_20_Link">https://v2cloud.com/tutorials/how-to-configure-scripts-with-gpos-in-windows-server</text:a></text:p>
            </text:list-item>
          </text:list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ca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aCosDeText" style:family="paragraph" style:parent-style-name="Text_20_body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Wingdings" fo:font-family="Wingdings" style:font-pitch="variable" style:font-charset="x-symbol"/>
    </style:style>
    <style:style style:name="WW8Num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bsatz-Standardschriftart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Numbering_20_Symbols" style:display-name="Numbering Symbols" style:family="text">
      <style:text-properties style:font-name="Verdana" fo:font-family="Verdana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note">
      <style:text-properties style:font-name="Verdana" officeooo:paragraph-rsid="001c47c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Imagen1" text:anchor-type="paragraph" svg:x="-0.106cm" svg:y="0.026cm" svg:width="1.879cm" svg:height="1.984cm" draw:z-index="2"><draw:image xlink:href="Pictures/10000001000000470000004BF1B020FABAE2D3DE.png" xlink:type="simple" xlink:show="embed" xlink:actuate="onLoad" draw:mime-type="image/png"/></draw:frame><text:tab/><text:page-number text:select-page="current">3</text:page-number> de <text:page-count>3</text:page-count><text:tab/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Footnote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Generalitat de Catalunya                                                         Homologació d’empreses i qBID</dc:title>
    <meta:initial-creator>nuria</meta:initial-creator>
    <meta:creation-date>2010-10-06T16:20:00</meta:creation-date>
    <dc:date>2024-01-23T16:11:31.667000000</dc:date>
    <meta:editing-cycles>67</meta:editing-cycles>
    <meta:editing-duration>PT5H59M51S</meta:editing-duration>
    <meta:generator>LibreOffice/7.2.0.4$Windows_X86_64 LibreOffice_project/9a9c6381e3f7a62afc1329bd359cc48accb6435b</meta:generator>
    <meta:document-statistic meta:table-count="1" meta:image-count="2" meta:object-count="0" meta:page-count="3" meta:paragraph-count="63" meta:word-count="675" meta:character-count="4457" meta:non-whitespace-character-count="3673"/>
    <meta:user-defined meta:name="Informació 1"/>
    <meta:user-defined meta:name="Informació 2"/>
    <meta:user-defined meta:name="Informació 3"/>
    <meta:user-defined meta:name="Informació 4"/>
  </office:meta>
</office:document-meta>
</file>